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3.45cm"/>
    </style:style>
    <style:style style:name="co6" style:family="table-column">
      <style:table-column-properties fo:break-before="auto" style:column-width="9.483cm"/>
    </style:style>
    <style:style style:name="co7" style:family="table-column">
      <style:table-column-properties fo:break-before="auto" style:column-width="9.67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5.376cm"/>
    </style:style>
    <style:style style:name="co10" style:family="table-column">
      <style:table-column-properties fo:break-before="auto" style:column-width="7.895cm"/>
    </style:style>
    <style:style style:name="co11" style:family="table-column">
      <style:table-column-properties fo:break-before="auto" style:column-width="19.06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7.844cm"/>
    </style:style>
    <style:style style:name="co16" style:family="table-column">
      <style:table-column-properties fo:break-before="auto" style:column-width="2.655cm"/>
    </style:style>
    <style:style style:name="co17" style:family="table-column">
      <style:table-column-properties fo:break-before="auto" style:column-width="2.882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5.741cm"/>
    </style:style>
    <style:style style:name="co20" style:family="table-column">
      <style:table-column-properties fo:break-before="auto" style:column-width="7.876cm"/>
    </style:style>
    <style:style style:name="co21" style:family="table-column">
      <style:table-column-properties fo:break-before="auto" style:column-width="3.246cm"/>
    </style:style>
    <style:style style:name="co22" style:family="table-column">
      <style:table-column-properties fo:break-before="auto" style:column-width="7.80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  <style:text-properties style:font-name="Liberation Serif1" style:font-name-asian="Liberation Serif1" style:font-name-complex="Liberation Serif1"/>
    </style:style>
    <style:style style:name="ce8" style:family="table-cell" style:parent-style-name="Default">
      <style:text-properties style:font-name="Liberation Serif" style:font-name-asian="DejaVu Sans" style:font-name-complex="Noto Sans Arabic UI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 Commentaire ) </text:p>
          </table:table-cell>
          <table:table-cell office:value-type="float" office:value="37" calcext:value-type="float">
            <text:p>37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/>
          <table:table-cell office:value-type="string" calcext:value-type="string">
            <text:p>paranthèse, crochet, virgule, point-virgule compte 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B3]+[.D3]" office:value-type="float" office:value="86" calcext:value-type="float">
            <text:p>86</text:p>
          </table:table-cell>
          <table:table-cell table:formula="of:=[.A3]+[.C3]" office:value-type="float" office:value="26" calcext:value-type="float">
            <text:p>26</text:p>
          </table:table-cell>
          <table:table-cell table:formula="of:=[.E3]*LOG(ABS([.F3]);2)" office:value-type="float" office:value="404.237815760134" calcext:value-type="float">
            <text:p>404,237815760134</text:p>
          </table:table-cell>
          <table:table-cell table:formula="of:=([.A3]/2)*([.D3]/[.C3])" office:value-type="float" office:value="19.2857142857143" calcext:value-type="float">
            <text:p>19,2857142857143</text:p>
          </table:table-cell>
          <table:table-cell table:formula="of:=[.H3]*[.G3]" office:value-type="float" office:value="7796.01501823115" calcext:value-type="float">
            <text:p>7796,01501823115</text:p>
          </table:table-cell>
          <table:table-cell/>
          <table:table-cell office:value-type="string" calcext:value-type="string">
            <text:p>Valeur vu avec le prof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/>
          <table:table-cell table:number-columns-repeated="16377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8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1">
        <table:table-column table:style-name="co9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2">
          <table:table-cell table:number-columns-repeated="2"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or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[.E3]+[.C3]*[.F3]+[.D3]*[.G3]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E4]+[.C4]*[.F4]+[.D4]*[.G4]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*[.E5]+[.C5]*[.F5]+[.D5]*[.G5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*[.E6]+[.C6]*[.F6]+[.D6]*[.G6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7]*[.E7]+[.C7]*[.F7]+[.D7]*[.G7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[.H3]+[.H4]+[.H5]+[.H6]+[.H7]" office:value-type="float" office:value="7" calcext:value-type="float">
            <text:p>7</text:p>
          </table:table-cell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Commentaire) </text:p>
          </table:table-cell>
          <table:table-cell office:value-type="float" office:value="18" calcext:value-type="float">
            <text:p>18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" table:style-name="ta1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</text:p>
          </table:table-cell>
          <table:table-cell table:number-columns-repeated="16379"/>
        </table:table-row>
        <table:table-row table:style-name="ro1">
          <table:table-cell table:formula="of:=[Halstead.G3]" office:value-type="float" office:value="404.237815760134" calcext:value-type="float">
            <text:p>404,237815760134</text:p>
          </table:table-cell>
          <table:table-cell table:formula="of:=[CC.D2]" office:value-type="float" office:value="6" calcext:value-type="float">
            <text:p>6</text:p>
          </table:table-cell>
          <table:table-cell table:formula="of:=[LOC.B4]" office:value-type="float" office:value="37" calcext:value-type="float">
            <text:p>37</text:p>
          </table:table-cell>
          <table:table-cell table:formula="of:=[COM.B3]" office:value-type="float" office:value="18" calcext:value-type="float">
            <text:p>18</text:p>
          </table:table-cell>
          <table:table-cell table:formula="of:=MAX(0;(171 - 5.2*LN([.A2]) - 0.23*[.B2] - 16.2*LN([.C2]) + 50*SIN(SQRT(2.4*[.D2])))*(100/171))" office:value-type="float" office:value="55.0793364230757" calcext:value-type="float">
            <text:p>55,0793364230757</text:p>
          </table:table-cell>
          <table:table-cell table:number-columns-repeated="16379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mpreinte carbonne" table:style-name="ta2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Empreinte carbone (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 (internet)</text:p>
          </table:table-cell>
          <table:table-cell office:value-type="string" calcext:value-type="string">
            <text:p>PM(internet)</text:p>
          </table:table-cell>
          <table:table-cell table:style-name="ce7" office:value-type="string" calcext:value-type="string">
            <text:p>PUE</text:p>
          </table:table-cell>
          <table:table-cell table:style-name="ce7" office:value-type="string" calcext:value-type="string">
            <text:p>Ci</text:p>
          </table:table-cell>
          <table:table-cell office:value-type="string" calcext:value-type="string">
            <text:p>Psf (facteur echelle)</text:p>
          </table:table-cell>
        </table:table-row>
        <table:table-row table:style-name="ro3">
          <table:table-cell table:formula="of:=[.B2]*([.C2]*[.D2]*[.E2]+[.F2]*[.G2])*[.H2]*[.I2]*0.001*[.J2]" office:value-type="float" office:value="53462.98755" calcext:value-type="float">
            <text:p>53462,9875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B3]*([.C3]*[.D3]*[.E3]+[.F3]*[.G3])*[.H3]*[.I3]*0.001*[.J3]" office:value-type="float" office:value="588092.86305" calcext:value-type="float">
            <text:p>588092,8630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formula="of:=[.B4]*([.C4]*[.D4]*[.E4]+[.F4]*[.G4])*[.H4]*[.I4]*0.001*[.J4]" office:value-type="float" office:value="75515439.086" calcext:value-type="float">
            <text:p>75515439,08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style-name="ce8" office:value-type="string" calcext:value-type="string">
            <text:p>on divise par 25000 A3 pour savoir que l’on tient environ 23,523714522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 table:number-rows-repeated="4">
          <table:table-cell table:style-name="ce5"/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Temps en heure =&gt; 3semaines = 504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temps d’exécution : t (h)</text:p>
            <text:p>nombre de cœurs de calcul (CPU ou GPU) : nc</text:p>
            <text:p>temps de traitement CPU-GPU, i.e., facteur d’utilisation d’un cœur : uc ∈ [0 . . . 1]</text:p>
            <text:p>puissance consommée par un cœur de calcul : Pc (Watts)</text:p>
            <text:p>taille de la mémoire disponible : nm (Go)</text:p>
            <text:p>puissance consommée par la mémoire : Pm (W)</text:p>
            <text:p>coefficient d’efficacité du datacenter : PUE 1,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t × ((nc × Pc × uc ) + (nm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t × (nc × Pc × uc + nm × Pm)× PUE × CI ×0, 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mpreinte carbone = Ci*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504 × ((12 × Pc × uc ) + (10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504 × (12 × Pc × uc + 10 × Pm)× PUE × CI ×0, 001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UE = 1, 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tensité carbone : CI= 475g éqCO2kWh−1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 office:value-type="string" calcext:value-type="string">
            <text:p><text:span text:style-name="T1">Pc​=Puissance Totale (TDP)/</text:span>Nombre de cœurs (nc​)/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Pc​=130 Watts​/12 coeurs =&gt; Pc​≈10,83 Watts</text:p>
          </table:table-cell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</table:table>
      <table:table table:name="Quantile" table:style-name="ta2"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default-cell-style-name="Default"/>
        <table:table-row table:style-name="ro3">
          <table:table-cell table:style-name="ce6" office:value-type="string" calcext:value-type="string">
            <text:p>n</text:p>
          </table:table-cell>
          <table:table-cell office:value-type="string" calcext:value-type="string">
            <text:p>DOM 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DOM)</text:p>
          </table:table-cell>
          <table:table-cell/>
          <table:table-cell table:style-name="ce6" office:value-type="string" calcext:value-type="string">
            <text:p>n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Ko)</text:p>
          </table:table-cell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table:formula="of:=[.A2]+(([.B2]-[.C2])/([.D2]-[.C2]))" office:value-type="float" office:value="3.62162162162162" calcext:value-type="float">
            <text:p>3,6216216216216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8.5" calcext:value-type="float">
            <text:p>18,5</text:p>
          </table:table-cell>
          <table:table-cell office:value-type="float" office:value="1.37" calcext:value-type="float">
            <text:p>1,37</text:p>
          </table:table-cell>
          <table:table-cell office:value-type="float" office:value="144.7" calcext:value-type="float">
            <text:p>144,7</text:p>
          </table:table-cell>
          <table:table-cell table:formula="of:=[.G2]+(([.H2]-[.I2])/([.J2]-[.I2]))" office:value-type="float" office:value="1.1195144073118" calcext:value-type="float">
            <text:p>1,1195144073118</text:p>
          </table:table-cell>
        </table:table-row>
        <table:table-row table:style-name="ro3">
          <table:table-cell table:style-name="ce5" office:value-type="string" calcext:value-type="string">
            <text:p><text:s/></text:p>
          </table:table-cell>
          <table:table-cell table:number-columns-repeated="3"/>
          <table:table-cell table:formula="of:=[.A3]+(([.B3]-[.C3])/([.D3]-[.C3])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3" table:number-rows-repeated="2">
          <table:table-cell table:style-name="ce5"/>
          <table:table-cell table:number-columns-repeated="10"/>
        </table:table-row>
        <table:table-row table:style-name="ro3">
          <table:table-cell table:style-name="ce6"/>
          <table:table-cell table:number-columns-repeated="10"/>
        </table:table-row>
        <table:table-row table:style-name="ro3">
          <table:table-cell table:style-name="ce5"/>
          <table:table-cell table:number-columns-repeated="10"/>
        </table:table-row>
        <table:table-row table:style-name="ro3">
          <table:table-cell table:style-name="ce6"/>
          <table:table-cell table:number-columns-repeated="10"/>
        </table:table-row>
        <table:table-row table:style-name="ro3">
          <table:table-cell table:style-name="ce5"/>
          <table:table-cell table:number-columns-repeated="10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office:value-type="string" calcext:value-type="string">
            <text:p>Rang quantile</text:p>
          </table:table-cell>
          <table:table-cell office:value-type="string" calcext:value-type="string">
            <text:p>Borne max DOM</text:p>
          </table:table-cell>
          <table:table-cell office:value-type="string" calcext:value-type="string">
            <text:p>Borne max Ko</text:p>
          </table:table-cell>
          <table:table-cell office:value-type="string" calcext:value-type="string">
            <text:p>Borne max HTTP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37" calcext:value-type="float">
            <text:p>1,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44.7" calcext:value-type="float">
            <text:p>144,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6" office:value-type="string" calcext:value-type="string">
            <text:p>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HTTP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319.53" calcext:value-type="float">
            <text:p>319,5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G17]+(([.H17]-[.I17])/([.J17]-[.I17]))" office:value-type="float" office:value="1.23076923076923" calcext:value-type="float">
            <text:p>1,2307692307692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479.46" calcext:value-type="float">
            <text:p>479,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631.97" calcext:value-type="float">
            <text:p>631,9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783.38" calcext:value-type="float">
            <text:p>783,38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office:value-type="float" office:value="937.91" calcext:value-type="float">
            <text:p>937,91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office:value-type="float" office:value="1098.62" calcext:value-type="float">
            <text:p>1098,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1265.47" calcext:value-type="float">
            <text:p>1265,47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1448.32" calcext:value-type="float">
            <text:p>1448,3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674" calcext:value-type="float">
            <text:p>674</text:p>
          </table:table-cell>
          <table:table-cell office:value-type="float" office:value="1648.27" calcext:value-type="float">
            <text:p>1648,27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53" calcext:value-type="float">
            <text:p>753</text:p>
          </table:table-cell>
          <table:table-cell office:value-type="float" office:value="1876.08" calcext:value-type="float">
            <text:p>1876,08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43" calcext:value-type="float">
            <text:p>843</text:p>
          </table:table-cell>
          <table:table-cell office:value-type="float" office:value="2142.06" calcext:value-type="float">
            <text:p>2142,0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https://www.ecoindex.fr/</text:p>
          </table:table-cell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949" calcext:value-type="float">
            <text:p>949</text:p>
          </table:table-cell>
          <table:table-cell office:value-type="float" office:value="2465.37" calcext:value-type="float">
            <text:p>2465,37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76" calcext:value-type="float">
            <text:p>1076</text:p>
          </table:table-cell>
          <table:table-cell office:value-type="float" office:value="2866.31" calcext:value-type="float">
            <text:p>2866,31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237" calcext:value-type="float">
            <text:p>1237</text:p>
          </table:table-cell>
          <table:table-cell office:value-type="float" office:value="3401.59" calcext:value-type="float">
            <text:p>3401,59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459" calcext:value-type="float">
            <text:p>1459</text:p>
          </table:table-cell>
          <table:table-cell office:value-type="float" office:value="4155.73" calcext:value-type="float">
            <text:p>4155,73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801" calcext:value-type="float">
            <text:p>1801</text:p>
          </table:table-cell>
          <table:table-cell office:value-type="float" office:value="5400.08" calcext:value-type="float">
            <text:p>5400,0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DOM =&gt; F12, Console, document.getElementsByTagName('*').length</text:p>
          </table:table-cell>
          <table:table-cell table:number-columns-repeated="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79" calcext:value-type="float">
            <text:p>2479</text:p>
          </table:table-cell>
          <table:table-cell office:value-type="float" office:value="7004.34" calcext:value-type="float">
            <text:p>7004,34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8" office:value-type="string" calcext:value-type="string">
            <text:p>HTTP et KO =&gt; F12, Network, desactiver le cache, rafraichir, Voir en bas le nombre de requete (=http) et le nombre de mb transféré, ATTENTION 1mb = 1024 Ko, </text:p>
          </table:table-cell>
          <table:table-cell table:number-columns-repeated="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94601" calcext:value-type="float">
            <text:p>594601</text:p>
          </table:table-cell>
          <table:table-cell office:value-type="float" office:value="223212" calcext:value-type="float">
            <text:p>223212</text:p>
          </table:table-cell>
          <table:table-cell office:value-type="float" office:value="3920" calcext:value-type="float">
            <text:p>3920</text:p>
          </table:table-cell>
          <table:table-cell table:number-columns-repeated="7"/>
        </table:table-row>
      </table:table>
      <table:table table:name="EcoIndex" table:style-name="ta2"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EcoIndex</text:p>
          </table:table-cell>
          <table:table-cell office:value-type="string" calcext:value-type="string">
            <text:p>Quantil (DOM) </text:p>
          </table:table-cell>
          <table:table-cell office:value-type="string" calcext:value-type="string">
            <text:p>Quantile (HTTP) </text:p>
          </table:table-cell>
          <table:table-cell office:value-type="string" calcext:value-type="string">
            <text:p>Quantile (Ko) </text:p>
          </table:table-cell>
        </table:table-row>
        <table:table-row table:style-name="ro3">
          <table:table-cell table:formula="of:=100-5*((3*[.B2]+2*[.C2]+[.D2])/6)" office:value-type="float" office:value="87.9617352219041" calcext:value-type="float">
            <text:p>87,9617352219041</text:p>
          </table:table-cell>
          <table:table-cell table:formula="of:=[$Quantile.E2]" office:value-type="float" office:value="3.62162162162162" calcext:value-type="float">
            <text:p>3,62162162162162</text:p>
          </table:table-cell>
          <table:table-cell table:formula="of:=[$Quantile.K17]" office:value-type="float" office:value="1.23076923076923" calcext:value-type="float">
            <text:p>1,23076923076923</text:p>
          </table:table-cell>
          <table:table-cell table:formula="of:=[$Quantile.K2]" office:value-type="float" office:value="1.1195144073118" calcext:value-type="float">
            <text:p>1,1195144073118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5"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37:06.304735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9:29:22Z</meta:creation-date>
    <dc:date>2025-12-02T17:17:39.126889495</dc:date>
    <meta:editing-cycles>17</meta:editing-cycles>
    <meta:editing-duration>PT2H23M3S</meta:editing-duration>
    <meta:document-statistic meta:table-count="9" meta:cell-count="315" meta:object-count="0"/>
  </office:meta>
</office:document-meta>
</file>